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5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8.65cm" fo:min-width="5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4.9cm" svg:height="1.6cm" svg:x="2.7cm" svg:y="3.7cm">
          <draw:text-box>
            <text:p>main()</text:p>
          </draw:text-box>
        </draw:frame>
        <draw:frame draw:style-name="gr1" draw:text-style-name="P1" draw:layer="layout" svg:width="4.9cm" svg:height="1.6cm" svg:x="4.6cm" svg:y="5.1cm">
          <draw:text-box>
            <text:p>a()</text:p>
          </draw:text-box>
        </draw:frame>
        <draw:frame draw:style-name="gr1" draw:text-style-name="P1" draw:layer="layout" svg:width="4.9cm" svg:height="1.6cm" svg:x="6cm" svg:y="6.5cm">
          <draw:text-box>
            <text:p>b()</text:p>
          </draw:text-box>
        </draw:frame>
        <draw:frame draw:style-name="gr2" draw:text-style-name="P1" draw:layer="layout" svg:width="1.8cm" svg:height="1.2cm" svg:x="7.1cm" svg:y="7.9cm">
          <draw:text-box>
            <text:p>c()</text:p>
          </draw:text-box>
        </draw:frame>
        <draw:line draw:style-name="gr3" draw:text-style-name="P2" draw:layer="layout" svg:x1="4.4cm" svg:y1="4.7cm" svg:x2="5cm" svg:y2="5.5cm">
          <text:p/>
        </draw:line>
        <draw:line draw:style-name="gr3" draw:text-style-name="P2" draw:layer="layout" svg:x1="5.3cm" svg:y1="6.1cm" svg:x2="6.1cm" svg:y2="7cm">
          <text:p/>
        </draw:line>
        <draw:line draw:style-name="gr3" draw:text-style-name="P2" draw:layer="layout" svg:x1="6.4cm" svg:y1="7.5cm" svg:x2="7.2cm" svg:y2="8.4cm">
          <text:p/>
        </draw:line>
        <draw:custom-shape draw:style-name="gr4" draw:text-style-name="P3" draw:layer="layout" svg:width="5.8cm" svg:height="8.9cm" svg:x="12cm" svg:y="2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2.2cm" svg:y1="9.9cm" svg:x2="17.4cm" svg:y2="9.9cm">
          <text:p/>
        </draw:line>
        <draw:line draw:style-name="gr5" draw:text-style-name="P2" draw:layer="layout" svg:x1="12.2cm" svg:y1="8.7cm" svg:x2="17.4cm" svg:y2="8.7cm">
          <text:p/>
        </draw:line>
        <draw:line draw:style-name="gr5" draw:text-style-name="P2" draw:layer="layout" svg:x1="12.2cm" svg:y1="7.7cm" svg:x2="17.4cm" svg:y2="7.7cm">
          <text:p/>
        </draw:line>
        <draw:line draw:style-name="gr5" draw:text-style-name="P2" draw:layer="layout" svg:x1="12.2cm" svg:y1="6.5cm" svg:x2="17.4cm" svg:y2="6.5cm">
          <text:p/>
        </draw:line>
        <draw:frame draw:style-name="gr6" draw:text-style-name="P1" draw:layer="layout" svg:width="3.2cm" svg:height="1.5cm" svg:x="10.8cm" svg:y="2.2cm">
          <draw:text-box>
            <text:p>栈</text:p>
          </draw:text-box>
        </draw:frame>
        <draw:frame draw:style-name="gr2" draw:text-style-name="P1" draw:layer="layout" svg:width="2.4cm" svg:height="1.2cm" svg:x="13.5cm" svg:y="10.1cm">
          <draw:text-box>
            <text:p>main()</text:p>
          </draw:text-box>
        </draw:frame>
        <draw:frame draw:style-name="gr2" draw:text-style-name="P1" draw:layer="layout" svg:width="1.5cm" svg:height="1.2cm" svg:x="13.7cm" svg:y="8.8cm">
          <draw:text-box>
            <text:p>a()</text:p>
          </draw:text-box>
        </draw:frame>
        <draw:frame draw:style-name="gr7" draw:text-style-name="P1" draw:layer="layout" svg:width="2cm" svg:height="0.962cm" svg:x="13.6cm" svg:y="7.8cm">
          <draw:text-box>
            <text:p>b()</text:p>
          </draw:text-box>
        </draw:frame>
        <draw:frame draw:style-name="gr1" draw:text-style-name="P1" draw:layer="layout" svg:width="4.9cm" svg:height="1.6cm" svg:x="13.6cm" svg:y="6.5cm">
          <draw:text-box>
            <text:p>c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25T19:24:31.191481843</meta:creation-date>
    <dc:date>2022-06-25T20:36:38.146309568</dc:date>
    <meta:editing-duration>PT1M31S</meta:editing-duration>
    <meta:editing-cycles>7</meta:editing-cycles>
    <meta:generator>LibreOffice/6.0.7.3$Linux_X86_64 LibreOffice_project/00m0$Build-3</meta:generator>
    <meta:document-statistic meta:object-count="17"/>
  </office:meta>
</office:document-meta>
</file>